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be5ea" officeooo:paragraph-rsid="000be5ea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be5ea" officeooo:paragraph-rsid="000be5e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b910" officeooo:paragraph-rsid="000cb91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be5ea" officeooo:paragraph-rsid="000be5e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b910" officeooo:paragraph-rsid="000cb91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cb910" officeooo:paragraph-rsid="000cb910" style:font-size-asian="14pt" style:font-weight-asian="bold" style:font-size-complex="14pt" style:font-weight-complex="bold"/>
    </style:style>
    <style:style style:name="T1" style:family="text">
      <style:text-properties officeooo:rsid="000cb91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s stories de Instagram</text:p>
      <text:p text:style-name="P1"/>
      <text:p text:style-name="P2">OBJECTIF : </text:p>
      <text:p text:style-name="P2"/>
      <text:p text:style-name="P4">Monter une activité <text:s/>par le biais d’un site de <text:span text:style-name="T3">partage de photos</text:span> ( Liker, commenter……). </text:p>
      <text:p text:style-name="P4">Reproduire la page « Instagram » de <text:span text:style-name="T1">façon</text:span> a ce que ce soit en <text:span text:style-name="T3">OPEN SOURCE.</text:span></text:p>
      <text:p text:style-name="P4"/>
      <text:p text:style-name="P4">Elle sera composé de 2 pages : </text:p>
      <text:p text:style-name="P4">- <text:span text:style-name="T3">Page public </text:span>avec mes photos</text:p>
      <text:p text:style-name="P4">- <text:span text:style-name="T3">Zone administratif privé</text:span> ou le client pourra <text:span text:style-name="T1">gérer</text:span> sont compte et mes photos.</text:p>
      <text:p text:style-name="P4"/>
      <text:p text:style-name="P4">Il souhaite une <text:span text:style-name="T3">interactivité avec la communauté</text:span> ( pouvoir publier des commentaires)</text:p>
      <text:p text:style-name="P4"/>
      <text:p text:style-name="P4"><text:span text:style-name="T3">Doit absolument ressembler à la page d’Instagram</text:span> : uniquement <text:span text:style-name="T1">en français pour le moment.</text:span></text:p>
      <text:p text:style-name="P5">Sur la page de profil affichage de l<text:span text:style-name="T3">a photo ronde ABSOLUMENT</text:span>, doit avoir une adaptabilité sur une version mobile</text:p>
      <text:p text:style-name="P5"/>
      <text:p text:style-name="P5">Il souhaite d<text:span text:style-name="T3">es couleur neutre</text:span> mais est ouvert a la proposition s’il y a !!!! dans la limite du raisonnable.</text:p>
      <text:p text:style-name="P5">Ca sera une version mono-utilisateur</text:p>
      <text:p text:style-name="P5"/>
      <text:p text:style-name="P5"/>
      <text:p text:style-name="P5">Une fonctionnalité supp : installer une modération de mots pour les commentaires des autres.</text:p>
      <text:p text:style-name="P5"/>
      <text:p text:style-name="P3"/>
      <text:p text:style-name="P6">TRAVAIL EQUIPE : </text:p>
      <text:p text:style-name="P6"/>
      <text:p text:style-name="P6">delai de realisation :<text:span text:style-name="T2"> 3 jours</text:span></text:p>
      <text:p text:style-name="P6"><text:span text:style-name="T2">avec </text:span>1 sprint a réaliser <text:s/>par jour<text:span text:style-name="T2"> par une présentation ordi plus maquette.</text:span></text:p>
      <text:p text:style-name="P6"><text:span text:style-name="T2">Doit être minimum fonctionn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0:23:24.352132315</meta:creation-date>
    <dc:date>2018-07-11T10:43:23.392588400</dc:date>
    <meta:editing-duration>PT9M48S</meta:editing-duration>
    <meta:editing-cycles>1</meta:editing-cycles>
    <meta:document-statistic meta:table-count="0" meta:image-count="0" meta:object-count="0" meta:page-count="1" meta:paragraph-count="17" meta:word-count="174" meta:character-count="1011" meta:non-whitespace-character-count="848"/>
    <meta:generator>LibreOffice/6.0.3.2$Linux_X86_64 LibreOffice_project/00m0$Build-2</meta:generator>
  </office:meta>
</office:document-meta>
</file>